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0caa"/>
    </style:style>
    <style:style style:name="P2" style:family="paragraph" style:parent-style-name="Standard">
      <style:paragraph-properties fo:text-align="center" style:justify-single-word="false"/>
      <style:text-properties officeooo:paragraph-rsid="00316d07"/>
    </style:style>
    <style:style style:name="P3" style:family="paragraph" style:parent-style-name="Standard">
      <style:text-properties officeooo:paragraph-rsid="00316d07"/>
    </style:style>
    <style:style style:name="P4" style:family="paragraph" style:parent-style-name="Text_20_body">
      <style:text-properties officeooo:paragraph-rsid="00237b36"/>
    </style:style>
    <style:style style:name="P5" style:family="paragraph" style:parent-style-name="Text_20_body">
      <style:text-properties officeooo:paragraph-rsid="00276b64"/>
    </style:style>
    <style:style style:name="P6" style:family="paragraph" style:parent-style-name="Text_20_body">
      <style:paragraph-properties fo:text-align="center" style:justify-single-word="false"/>
      <style:text-properties fo:color="#cccccc" officeooo:paragraph-rsid="00333e01"/>
    </style:style>
    <style:style style:name="P7"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8"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DejaVu Sans Mono" fo:font-size="14pt" fo:font-style="normal" fo:text-shadow="none" style:text-underline-style="none" fo:font-weight="normal" style:letter-kerning="true" style:font-size-asian="14pt" style:font-style-asian="normal" style:font-weight-asian="normal" style:font-size-complex="14pt" style:text-emphasize="none"/>
    </style:style>
    <style:style style:name="P9" style:family="paragraph" style:parent-style-name="Heading_20_2">
      <style:paragraph-properties fo:break-before="page"/>
      <style:text-properties officeooo:paragraph-rsid="00276b64"/>
    </style:style>
    <style:style style:name="P10" style:family="paragraph" style:parent-style-name="Text_20_body">
      <style:text-properties officeooo:paragraph-rsid="00395c71"/>
    </style:style>
    <style:style style:name="P11" style:family="paragraph" style:parent-style-name="Heading_20_1">
      <style:paragraph-properties fo:break-before="page"/>
      <style:text-properties officeooo:paragraph-rsid="001f0caa"/>
    </style:style>
    <style:style style:name="P12" style:family="paragraph">
      <style:paragraph-properties fo:margin-left="0in" fo:margin-right="0in" fo:margin-top="0in" fo:margin-bottom="0in" fo:line-height="100%" fo:text-indent="0in"/>
    </style:style>
    <style:style style:name="P13"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style>
    <style:style style:name="P17"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20"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P21"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58dcd"/>
    </style:style>
    <style:style style:name="T2" style:family="text">
      <style:text-properties officeooo:rsid="0026e366"/>
    </style:style>
    <style:style style:name="T3" style:family="text">
      <style:text-properties officeooo:rsid="00256f5b"/>
    </style:style>
    <style:style style:name="T4" style:family="text">
      <style:text-properties officeooo:rsid="002c1057"/>
    </style:style>
    <style:style style:name="T5" style:family="text">
      <style:text-properties officeooo:rsid="002daab4"/>
    </style:style>
    <style:style style:name="T6" style:family="text">
      <style:text-properties fo:color="#0000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7" style:family="text">
      <style:text-properties officeooo:rsid="00395c71"/>
    </style:style>
    <style:style style:name="T8"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1" style:font-size-complex="15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text-position="33% 58%" style:font-name="Arial"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1.401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922in" fo:min-width="0.851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7827in" fo:min-width="1.684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1453in" fo:min-width="0.975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3366in" fo:min-width="1.220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2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8154in" fo:min-width="0.74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1.386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4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tate diagrams, <text:span text:style-name="T3">charts</text:span></text:h>
      <text:p text:style-name="P4"><text:s text:c="2"/>This is a preliminary chart, only to serve as a basis <text:span text:style-name="T1">for</text:span> discussion. <text:line-break/><text:span text:style-name="T2">(as of Feb-2020 – it is implemented)</text:span></text:p>
      <text:p text:style-name="P1"><draw:g text:anchor-type="as-char" draw:z-index="0" draw:name="Shape1" draw:style-name="gr1"><draw:frame draw:style-name="gr2" draw:text-style-name="P13" svg:width="4.0925in" svg:height="1.5004in" svg:x="0in" svg:y="0in"><draw:text-box><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I</text:span><text:span text:style-name="T8">D</text:span><text:span text:style-name="T8">L</text:span><text:span text:style-name="T8">E</text:span><text:span text:style-name="T8"> <text:s/></text:span><text:span text:style-name="T8"><text:s text:c="2"/></text:span><text:span text:style-name="T8"><text:s text:c="2"/></text:span><text:span text:style-name="T8"><text:s/></text:span></text:p><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L</text:span><text:span text:style-name="T8">I</text:span><text:span text:style-name="T8">S</text:span><text:span text:style-name="T8">T</text:span><text:span text:style-name="T8">E</text:span><text:span text:style-name="T8">N</text:span><text:span text:style-name="T8"> <text:s/></text:span><text:span text:style-name="T8"><text:s text:c="2"/></text:span><text:span text:style-name="T8"><text:s/></text:span></text:p><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E</text:span><text:span text:style-name="T8">V</text:span><text:span text:style-name="T8">A</text:span><text:span text:style-name="T8">L</text:span><text:span text:style-name="T8"> <text:s/></text:span><text:span text:style-name="T8"><text:s text:c="2"/></text:span><text:span text:style-name="T8"><text:s text:c="2"/></text:span><text:span text:style-name="T8"><text:s/></text:span></text:p><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W</text:span><text:span text:style-name="T8">A</text:span><text:span text:style-name="T8">I</text:span><text:span text:style-name="T8">T</text:span><text:span text:style-name="T8"> <text:s/></text:span><text:span text:style-name="T8"><text:s text:c="2"/></text:span><text:span text:style-name="T8"><text:s text:c="2"/></text:span><text:span text:style-name="T8"><text:s/></text:span></text:p><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B</text:span><text:span text:style-name="T8">U</text:span><text:span text:style-name="T8">L</text:span><text:span text:style-name="T8">L</text:span><text:span text:style-name="T8">Y</text:span><text:span text:style-name="T8"> <text:s/></text:span><text:span text:style-name="T8"><text:s text:c="2"/></text:span><text:span text:style-name="T8"><text:s text:c="2"/></text:span></text:p><text:p text:style-name="P12"><text:span text:style-name="T8">Q</text:span><text:span text:style-name="T8">C</text:span><text:span text:style-name="T8">A</text:span><text:span text:style-name="T8">N</text:span><text:span text:style-name="T8">_</text:span><text:span text:style-name="T8">S</text:span><text:span text:style-name="T8">T</text:span><text:span text:style-name="T8">A</text:span><text:span text:style-name="T8">T</text:span><text:span text:style-name="T8">U</text:span><text:span text:style-name="T8">S</text:span><text:span text:style-name="T8">_</text:span><text:span text:style-name="T8">R</text:span><text:span text:style-name="T8">E</text:span><text:span text:style-name="T8">L</text:span><text:span text:style-name="T8">E</text:span><text:span text:style-name="T8">A</text:span><text:span text:style-name="T8">S</text:span><text:span text:style-name="T8">E</text:span><text:span text:style-name="T8"> <text:s/></text:span><text:span text:style-name="T8"><text:s text:c="2"/></text:span></text:p></draw:text-box></draw:frame><draw:line draw:style-name="gr3" draw:text-style-name="P14" svg:x1="3.7925in" svg:y1="0.2in" svg:x2="2.4425in" svg:y2="0.4in"><text:p/></draw:line><draw:line draw:style-name="gr3" draw:text-style-name="P14" svg:x1="3.5925in" svg:y1="0.45in" svg:x2="2.2925in" svg:y2="0.6in"><text:p/></draw:line><draw:line draw:style-name="gr3" draw:text-style-name="P14" svg:x1="3.8925in" svg:y1="0.75in" svg:x2="2.4425in" svg:y2="1.05in"><text:p/></draw:line><draw:line draw:style-name="gr3" draw:text-style-name="P14" svg:x1="3.8925in" svg:y1="0.7in" svg:x2="2.2925in" svg:y2="0.85in"><text:p/></draw:line><draw:line draw:style-name="gr3" draw:text-style-name="P14" svg:x1="4.2031in" svg:y1="1.15in" svg:x2="4.1531in" svg:y2="0.25in"><text:p/></draw:line><draw:ellipse draw:style-name="gr4" draw:text-style-name="P15" svg:width="0.2504in" svg:height="0.2004in" svg:x="3.7425in" svg:y="0.0602in"><text:p/></draw:ellipse><draw:ellipse draw:style-name="gr4" draw:text-style-name="P15" svg:width="0.2504in" svg:height="0.2004in" svg:x="3.7925in" svg:y="0.6398in"><text:p/></draw:ellipse><draw:ellipse draw:style-name="gr4" draw:text-style-name="P15" svg:width="0.2504in" svg:height="0.2004in" svg:x="3.4925in" svg:y="0.35in"><text:p/></draw:ellipse><draw:ellipse draw:style-name="gr4" draw:text-style-name="P15" svg:width="0.2504in" svg:height="0.2004in" svg:x="4.0925in" svg:y="1.15in"><text:p/></draw:ellipse><draw:ellipse draw:style-name="gr4" draw:text-style-name="P15" svg:width="0.2504in" svg:height="0.2004in" svg:x="4.0319in" svg:y="0.0602in"><text:p/></draw:ellipse></draw:g></text:p>
      <text:p text:style-name="P1"/>
      <text:p text:style-name="P1"/>
      <text:p text:style-name="P1"><draw:g text:anchor-type="as-char" draw:z-index="1" draw:name="Shape2" draw:style-name="gr1"><draw:custom-shape draw:style-name="gr5" draw:text-style-name="P17" svg:width="1.4823in" svg:height="1.4433in" svg:x="3.2264in" svg:y="0.3161in"><text:p text:style-name="P16"><text:span text:style-name="T9">RF </text:span></text:p><text:p text:style-name="P16"><text:span text:style-name="T10">Table of </text:span></text:p><text:p text:style-name="P16"><text:span text:style-name="T10">Broadcasts </text:span></text:p><text:p text:style-name="P16"><text:span text:style-name="T10">States and</text:span></text:p><text:p text:style-name="P16"><text:span text:style-name="T10">State <text:s/></text:span></text:p><text:p text:style-name="P16"><text:span text:style-name="T10">Transiti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17" svg:width="2.6598in" svg:height="2.6606in" svg:x="0.9591in" svg:y="1.9398in"><text:p text:style-name="P16"><text:span text:style-name="T9">Main </text:span><text:span text:style-name="T11">State</text:span></text:p><text:p text:style-name="P16"><text:span text:style-name="T10">Variable</text:span><text:span text:style-name="T10">s and </text:span><text:span text:style-name="T10">Process</text:span><text:span text:style-name="T10">es </text:span></text:p><text:p text:style-name="P16"><text:span text:style-name="T10">Represe</text:span><text:span text:style-name="T10">nting </text:span></text:p><text:p text:style-name="P16"><text:span text:style-name="T10">Current </text:span><text:span text:style-name="T10">State </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7" svg:width="1.6571in" svg:height="1.7594in" svg:x="3.7929in" svg:y="1.9839in"><text:p text:style-name="P16"><text:span text:style-name="T11">AGV</text:span></text:p><text:p text:style-name="P16"><text:span text:style-name="T10">Serial </text:span><text:span text:style-name="T10">Port</text:span></text:p><text:p text:style-name="P16"><text:span text:style-name="T10">Transacti</text:span><text:span text:style-name="T10">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 svg:width="2.0059in" svg:height="2.0303in" svg:x="0in" svg:y="0in"><text:p text:style-name="P16"><text:span text:style-name="T9">'</text:span><text:span text:style-name="T11">WhatsUp</text:span><text:span text:style-name="T9">' </text:span></text:p><text:p text:style-name="P16"><text:span text:style-name="T10">Supervisory </text:span><text:span text:style-name="T10">task</text:span></text:p><text:p text:style-name="P16"><text:span text:style-name="T10">Detecting </text:span></text:p><text:p text:style-name="P16"><text:span text:style-name="T10">'Duplicate </text:span><text:span text:style-name="T10">Bully'</text:span></text:p><text:p text:style-name="P16"><text:span text:style-name="T10">And mo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8" svg:x1="3.2697in" svg:y1="2.9768in" svg:x2="4.1417in" svg:y2="2.8413in"><text:p/></draw:line><draw:line draw:style-name="gr3" draw:text-style-name="P18" svg:x1="4.1417in" svg:y1="3.202in" svg:x2="3.3134in" svg:y2="3.3374in"><text:p/></draw:line><draw:line draw:style-name="gr3" draw:text-style-name="P18" svg:x1="0.9587in" svg:y1="1.6236in" svg:x2="1.5689in" svg:y2="2.5256in"><text:p/></draw:line><draw:line draw:style-name="gr3" draw:text-style-name="P18" svg:x1="1.7874in" svg:y1="2.3in" svg:x2="1.2642in" svg:y2="1.4882in"><text:p/></draw:line><draw:line draw:style-name="gr3" draw:text-style-name="P18" svg:x1="3.7055in" svg:y1="1.6685in" svg:x2="3.0079in" svg:y2="2.5252in"><text:p/></draw:line><draw:line draw:style-name="gr3" draw:text-style-name="P18" svg:x1="3.313in" svg:y1="0.9472in" svg:x2="1.6563in" svg:y2="0.9472in"><text:p/></draw:line></draw:g></text:p>
      <text:p text:style-name="P1"/>
      <text:p text:style-name="P1"/>
      <text:p text:style-name="P1"/>
      <text:h text:style-name="P9" text:outline-level="2">Protocol State Description</text:h>
      <text:p text:style-name="P5"><text:s text:c="2"/><text:span text:style-name="T4">These notes apply to protocol interfaces. Can be safely ignored, unless protocol level changes are implemented. It is unlikely that the protocol level data needs any change in the future, as the payload is variable length. One can extend the payload without protocol changes.</text:span></text:p>
      <text:p text:style-name="Text_20_body"><text:span text:style-name="T6">typedef struct </text:span>_qcan_espnow_data_t<text:span text:style-name="T6"> {</text:span></text:p>
      <text:p text:style-name="P7"><text:s text:c="4"/>uint16_t <text:s/>ver; <text:s text:c="23"/>// Indicate version of the protocol</text:p>
      <text:p text:style-name="P7"><text:s text:c="4"/>uint8_t <text:s text:c="2"/>ttl; <text:s text:c="23"/>// Indicate packet trip count</text:p>
      <text:p text:style-name="P7"><text:s text:c="4"/>uint16_t <text:s/>seq_num; <text:s text:c="19"/>// Sequence number of ESPNOW data.</text:p>
      <text:p text:style-name="P7"><text:s text:c="4"/>uint16_t <text:s/>crc; <text:s text:c="23"/>// CRC16 value of ESPNOW data.</text:p>
      <text:p text:style-name="P7"><text:s text:c="4"/>uint32_t <text:s/>packid; <text:s text:c="20"/>// Magic number to uniqely identify pac</text:p>
      <text:p text:style-name="P7"><text:s text:c="4"/>uint8_t <text:s text:c="2"/>self_addr[ESP_NOW_ETH_ALEN];// The originator</text:p>
      <text:p text:style-name="P7"><text:s text:c="4"/>uint16_t <text:s/>paylen; <text:s text:c="20"/>// Payload length</text:p>
      <text:p text:style-name="P7"><text:s text:c="4"/>uint8_t <text:s text:c="2"/>payload[0]; <text:s text:c="16"/>// Real payload of ESPNOW data.</text:p>
      <text:p text:style-name="P7">} __attribute__((packed)) qcan_espnow_data_t;</text:p>
      <text:p text:style-name="P7"/>
      <text:p text:style-name="P8">#define PROTVERSION 0xabcd</text:p>
      <text:p text:style-name="P1"/>
      <text:p text:style-name="P10"><text:s text:c="3"/>As of this writing, the protocol version is 0xabcd. If you change the protocol structure, redefine the PROTVERSION, and create a <text:span text:style-name="T7">code </text:span>switch <text:span text:style-name="T7">construct </text:span>to handle the new protocol data and the old protocol data. </text:p>
      <text:p text:style-name="Text_20_body"/>
      <text:p text:style-name="Text_20_body"/>
      <text:p text:style-name="Text_20_body"/>
      <text:p text:style-name="Text_20_body"/>
      <text:p text:style-name="Text_20_body"/>
      <text:p text:style-name="Text_20_body"/>
      <text:p text:style-name="P6">This part of the page is left intentionally blan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span text:style-name="T5">Just for completeness, here is how the RF data makes it into the QCAN2 RF table:</text:span></text:p>
      <text:p text:style-name="Text_20_body"><text:soft-page-break/></text:p>
      <text:p text:style-name="Text_20_body"/>
      <text:p text:style-name="P2"><draw:g text:anchor-type="as-char" svg:y="-2.6291in" draw:z-index="2" draw:name="Shape3" draw:style-name="gr9"><draw:custom-shape draw:style-name="gr10" draw:text-style-name="P19" xml:id="id1" draw:id="id1" svg:width="2.7469in" svg:height="0.5287in" svg:x="1.7555in" svg:y="0in"><text:p text:style-name="P16"><text:span text:style-name="T12"><text:s/></text:span><text:span text:style-name="T12">RF Packet Inspection </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1" draw:text-style-name="P20" xml:id="id2" draw:id="id2" svg:width="1.8913in" svg:height="1.8268in" svg:x="3.2409in" svg:y="0.8173in"><text:p text:style-name="P16"><text:span text:style-name="T13">CRC OK?</text:span></text:p><text:p text:style-name="P16"><text:span text:style-name="T13">Yes No</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19" xml:id="id3" draw:id="id3" svg:width="1.7559in" svg:height="0.5287in" svg:x="4.6819in" svg:y="0.6252in"><text:p text:style-name="P16"><text:span text:style-name="T12">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1" draw:text-style-name="P19" xml:id="id4" draw:id="id4" svg:width="1.8906in" svg:height="1.8268in" svg:x="0.3602in" svg:y="1.0575in"><text:p text:style-name="P16"><text:span text:style-name="T12">Seen packet </text:span></text:p><text:p text:style-name="P16"><text:span text:style-name="T12">before?</text:span></text:p><text:p text:style-name="P16"><text:span text:style-name="T12">Yes No <text:s text:c="2"/></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19" xml:id="id8" draw:id="id8" svg:width="1.7559in" svg:height="0.5287in" svg:x="4.6366in" svg:y="3.4602in"><text:p text:style-name="P16"><text:span text:style-name="T12">Forw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3" draw:text-style-name="P19" xml:id="id6" draw:id="id6" svg:width="2.9705in" svg:height="0.5287in" svg:x="1.6209in" svg:y="4.9508in"><text:p text:style-name="P16"><text:span text:style-name="T12">Pass Packet</text:span><text:span text:style-name="T14"> </text:span><text:span text:style-name="T12">to next higher level</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1" draw:text-style-name="P20" xml:id="id5" draw:id="id5" svg:width="1.8906in" svg:height="1.8268in" svg:x="2.1161in" svg:y="2.7874in"><text:p text:style-name="P16"><text:span text:style-name="T13">TTL &gt; 0 ?</text:span></text:p><text:p text:style-name="P16"><text:span text:style-name="T13">No <text:s text:c="2"/>Ye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onnector draw:style-name="gr4" draw:text-style-name="P21" svg:x1="3.1291in" svg:y1="0.5287in" svg:x2="4.1866in" svg:y2="0.8177in" draw:start-shape="id1" draw:start-glue-point="6" draw:end-shape="id2" draw:end-glue-point="4" svg:d="M7948-5336v367h2686v367" svg:viewBox="0 0 2688 736"><text:p/></draw:connector><draw:connector draw:style-name="gr4" draw:text-style-name="P21" svg:x1="5.1319in" svg:y1="1.7311in" svg:x2="5.5598in" svg:y2="1.1539in" draw:start-shape="id2" draw:start-glue-point="7" draw:end-shape="id3" draw:end-glue-point="6" svg:d="M13035-2282h1087v-1466" svg:viewBox="0 0 1088 1468"><text:p/></draw:connector><draw:connector draw:style-name="gr4" draw:text-style-name="P21" svg:x1="3.2409in" svg:y1="1.7311in" svg:x2="1.3055in" svg:y2="1.0579in" draw:start-shape="id2" draw:start-glue-point="5" draw:end-shape="id4" draw:end-glue-point="4" svg:d="M8232-2282h-1258v-2211h-3658v501" svg:viewBox="0 0 4918 2212"><text:p/></draw:connector><draw:connector draw:style-name="gr4" draw:text-style-name="P21" svg:x1="3.061in" svg:y1="4.6138in" svg:x2="3.1063in" svg:y2="4.9508in" draw:start-shape="id5" draw:start-glue-point="6" draw:end-shape="id6" draw:end-glue-point="4" svg:d="M7775 5041v429h115v427" svg:viewBox="0 0 116 857"><text:p/></draw:connector><draw:custom-shape draw:style-name="gr12" draw:text-style-name="P19" xml:id="id7" draw:id="id7" svg:width="1.7559in" svg:height="0.5287in" svg:x="0in" svg:y="3.4602in"><text:p text:style-name="P16"><text:span text:style-name="T12">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4" draw:text-style-name="P21" svg:x1="0.3602in" svg:y1="1.9713in" svg:x2="0.878in" svg:y2="3.4602in" draw:start-shape="id4" draw:start-glue-point="5" draw:end-shape="id7" draw:end-glue-point="4" svg:d="M915-1672h-500v3051h1815v732" svg:viewBox="0 0 1817 3785"><text:p/></draw:connector><draw:connector draw:style-name="gr4" draw:text-style-name="P21" svg:x1="2.2508in" svg:y1="1.9713in" svg:x2="3.061in" svg:y2="2.7874in" draw:start-shape="id4" draw:start-glue-point="7" draw:end-shape="id5" draw:end-glue-point="4" svg:d="M5717-1672h2058v2074" svg:viewBox="0 0 2060 2076"><text:p/></draw:connector><draw:connector draw:style-name="gr4" draw:text-style-name="P21" svg:x1="4.0063in" svg:y1="3.7008in" svg:x2="4.6366in" svg:y2="3.7248in" draw:start-shape="id5" draw:start-glue-point="7" draw:end-shape="id8" draw:end-glue-point="5" svg:d="M10176 2722h802v61h799" svg:viewBox="0 0 1603 64"><text:p/></draw:connector></draw:g></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07:30.336192314</meta:creation-date>
    <dc:date>2020-06-08T11:29:30.964982001</dc:date>
    <meta:editing-duration>PT26M51S</meta:editing-duration>
    <meta:editing-cycles>21</meta:editing-cycles>
    <meta:generator>LibreOffice/6.0.7.3$Linux_X86_64 LibreOffice_project/00m0$Build-3</meta:generator>
    <meta:document-statistic meta:table-count="0" meta:image-count="0" meta:object-count="0" meta:page-count="3" meta:paragraph-count="21" meta:word-count="196" meta:character-count="1453" meta:non-whitespace-character-count="1076"/>
  </office:meta>
</office:document-meta>
</file>